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C000003AF3A8696075E7AF1C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3.8957in" draw:z-index="0"><draw:image xlink:href="Pictures/100002010000068C000003AF3A8696075E7AF1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02T13:54:59.862000000</meta:creation-date>
    <dc:date>2022-09-05T13:15:58.014000000</dc:date>
    <meta:editing-duration>PT3M39S</meta:editing-duration>
    <meta:editing-cycles>2</meta:editing-cycles>
    <meta:generator>LibreOffice/6.3.5.2$Windows_X86_64 LibreOffice_project/dd0751754f11728f69b42ee2af6667006862467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